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558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4" style:family="paragraph" style:parent-style-name="Table_20_Contents">
      <style:text-properties style:font-name="Calibri" fo:font-size="14pt" officeooo:rsid="007797b8" officeooo:paragraph-rsid="007797b8" style:font-size-asian="14pt" style:font-size-complex="14pt"/>
    </style:style>
    <style:style style:name="P5" style:family="paragraph" style:parent-style-name="Table_20_Contents">
      <style:text-properties style:font-name="Calibri" fo:font-size="14pt" officeooo:rsid="007b44f1" officeooo:paragraph-rsid="007b44f1" style:font-size-asian="14pt" style:font-size-complex="14pt"/>
    </style:style>
    <style:style style:name="P6" style:family="paragraph" style:parent-style-name="Table_20_Contents">
      <style:text-properties officeooo:paragraph-rsid="007b44f1"/>
    </style:style>
    <style:style style:name="P7" style:family="paragraph" style:parent-style-name="Text_20_body">
      <style:text-properties style:font-name="Calibri" fo:font-weight="normal" officeooo:rsid="0032c8eb" officeooo:paragraph-rsid="002d16dc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8407df" officeooo:paragraph-rsid="008407df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8pt" style:text-underline-style="solid" style:text-underline-width="auto" style:text-underline-color="font-color" fo:font-weight="bold" officeooo:rsid="008407df" officeooo:paragraph-rsid="008407df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Calibri" fo:font-size="14pt" officeooo:rsid="007797b8" officeooo:paragraph-rsid="009a2c87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93632d" officeooo:paragraph-rsid="009e8215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89cc35" officeooo:paragraph-rsid="009e8215" style:font-size-asian="14pt" style:font-size-complex="14pt"/>
    </style:style>
    <style:style style:name="P13" style:family="paragraph" style:parent-style-name="Table_20_Contents">
      <style:text-properties style:font-name="Calibri" fo:font-size="14pt" officeooo:rsid="008ccc76" officeooo:paragraph-rsid="009e8215" style:font-size-asian="14pt" style:font-size-complex="14pt"/>
    </style:style>
    <style:style style:name="P14" style:family="paragraph" style:parent-style-name="Table_20_Contents">
      <style:text-properties style:font-name="Calibri" fo:font-size="14pt" fo:font-weight="bold" officeooo:rsid="008421e0" officeooo:paragraph-rsid="00998627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officeooo:paragraph-rsid="00961b5c"/>
    </style:style>
    <style:style style:name="P16" style:family="paragraph" style:parent-style-name="Table_20_Contents">
      <style:text-properties officeooo:paragraph-rsid="008809f6"/>
    </style:style>
    <style:style style:name="P17" style:family="paragraph" style:parent-style-name="Table_20_Contents">
      <style:text-properties officeooo:paragraph-rsid="009a32a1"/>
    </style:style>
    <style:style style:name="P18" style:family="paragraph" style:parent-style-name="Table_20_Contents">
      <style:text-properties officeooo:paragraph-rsid="009b7aeb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Calibri" fo:font-size="14pt" officeooo:rsid="0089cc35" officeooo:paragraph-rsid="009e8215" style:font-size-asian="14pt" style:font-size-complex="14pt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8808d" style:font-weight-asian="bold" style:font-weight-complex="bold"/>
    </style:style>
    <style:style style:name="T8" style:family="text">
      <style:text-properties fo:font-weight="bold" officeooo:rsid="008421e0" style:font-weight-asian="bold" style:font-weight-complex="bold"/>
    </style:style>
    <style:style style:name="T9" style:family="text">
      <style:text-properties fo:font-weight="bold" officeooo:rsid="00859eeb" style:font-weight-asian="bold" style:font-weight-complex="bold"/>
    </style:style>
    <style:style style:name="T10" style:family="text">
      <style:text-properties style:font-name="Calibri" fo:font-size="14pt" officeooo:rsid="007bc9b3" style:font-size-asian="14pt" style:font-size-complex="14pt"/>
    </style:style>
    <style:style style:name="T11" style:family="text">
      <style:text-properties style:font-name="Calibri" fo:font-size="14pt" officeooo:rsid="007b44f1" style:font-size-asian="14pt" style:font-size-complex="14pt"/>
    </style:style>
    <style:style style:name="T12" style:family="text">
      <style:text-properties style:font-name="Calibri" fo:font-size="14pt" officeooo:rsid="007bc9f5" style:font-size-asian="14pt" style:font-size-complex="14pt"/>
    </style:style>
    <style:style style:name="T13" style:family="text">
      <style:text-properties style:font-name="Calibri" fo:font-size="14pt" officeooo:rsid="008809f6" style:font-size-asian="14pt" style:font-size-complex="14pt"/>
    </style:style>
    <style:style style:name="T14" style:family="text">
      <style:text-properties style:font-name="Calibri" fo:font-size="14pt" officeooo:rsid="008b49ce" style:font-size-asian="14pt" style:font-size-complex="14pt"/>
    </style:style>
    <style:style style:name="T15" style:family="text">
      <style:text-properties style:font-name="Calibri" fo:font-size="14pt" officeooo:rsid="00828394" style:font-size-asian="14pt" style:font-size-complex="14pt"/>
    </style:style>
    <style:style style:name="T16" style:family="text">
      <style:text-properties style:font-name="Calibri" fo:font-size="14pt" officeooo:rsid="008e2de2" style:font-size-asian="14pt" style:font-size-complex="14pt"/>
    </style:style>
    <style:style style:name="T17" style:family="text">
      <style:text-properties style:font-name="Calibri" fo:font-size="14pt" officeooo:rsid="009a32a1" style:font-size-asian="14pt" style:font-size-complex="14pt"/>
    </style:style>
    <style:style style:name="T18" style:family="text">
      <style:text-properties style:font-name="Calibri" fo:font-size="14pt" officeooo:rsid="009b7aeb" style:font-size-asian="14pt" style:font-size-complex="14pt"/>
    </style:style>
    <style:style style:name="T19" style:family="text">
      <style:text-properties style:font-name="Calibri" fo:font-size="14pt" fo:font-weight="bold" officeooo:rsid="007797b8" style:font-size-asian="14pt" style:font-weight-asian="bold" style:font-size-complex="14pt" style:font-weight-complex="bold"/>
    </style:style>
    <style:style style:name="T20" style:family="text">
      <style:text-properties style:font-name="Calibri" fo:font-size="14pt" fo:font-weight="bold" officeooo:rsid="0078808d" style:font-size-asian="14pt" style:font-weight-asian="bold" style:font-size-complex="14pt" style:font-weight-complex="bold"/>
    </style:style>
    <style:style style:name="T21" style:family="text">
      <style:text-properties style:font-name="Calibri" fo:font-size="14pt" fo:font-weight="bold" officeooo:rsid="008809f6" style:font-size-asian="14pt" style:font-weight-asian="bold" style:font-size-complex="14pt" style:font-weight-complex="bold"/>
    </style:style>
    <style:style style:name="T22" style:family="text">
      <style:text-properties style:font-name="Calibri" fo:font-size="14pt" fo:font-weight="bold" officeooo:rsid="00828394" style:font-size-asian="14pt" style:font-weight-asian="bold" style:font-size-complex="14pt" style:font-weight-complex="bold"/>
    </style:style>
    <style:style style:name="T23" style:family="text">
      <style:text-properties style:font-name="Calibri" fo:font-size="14pt" fo:font-weight="bold" officeooo:rsid="008421e0" style:font-size-asian="14pt" style:font-weight-asian="bold" style:font-size-complex="14pt" style:font-weight-complex="bold"/>
    </style:style>
    <style:style style:name="T24" style:family="text">
      <style:text-properties style:font-name="Calibri" fo:font-size="14pt" fo:font-weight="bold" officeooo:rsid="00859eeb" style:font-size-asian="14pt" style:font-weight-asian="bold" style:font-size-complex="14pt" style:font-weight-complex="bold"/>
    </style:style>
    <style:style style:name="T25" style:family="text">
      <style:text-properties style:font-name="Calibri" fo:font-size="14pt" fo:font-weight="bold" officeooo:rsid="0095c3f9" style:font-size-asian="14pt" style:font-weight-asian="bold" style:font-size-complex="14pt" style:font-weight-complex="bold"/>
    </style:style>
    <style:style style:name="T26" style:family="text">
      <style:text-properties style:font-name="Calibri" fo:font-size="14pt" fo:font-weight="normal" officeooo:rsid="007797b8" style:font-size-asian="14pt" style:font-weight-asian="normal" style:font-size-complex="14pt" style:font-weight-complex="normal"/>
    </style:style>
    <style:style style:name="T27" style:family="text">
      <style:text-properties officeooo:rsid="007f9331"/>
    </style:style>
    <style:style style:name="T28" style:family="text">
      <style:text-properties officeooo:rsid="00859eeb"/>
    </style:style>
    <style:style style:name="T29" style:family="text">
      <style:text-properties style:font-name="Liberation Mono1" fo:font-size="11pt" fo:font-style="normal" fo:font-weight="bold" style:font-size-asian="11pt" style:font-style-asian="normal" style:font-weight-asian="bold" style:font-weight-complex="bold"/>
    </style:style>
    <style:style style:name="T30" style:family="text">
      <style:text-properties officeooo:rsid="009a32a1"/>
    </style:style>
    <style:style style:name="T31" style:family="text">
      <style:text-properties officeooo:rsid="009b7aeb"/>
    </style:style>
    <style:style style:name="T32" style:family="text">
      <style:text-properties officeooo:rsid="008d2370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8d2370"/>
    </style:style>
    <style:style style:name="T35" style:family="text">
      <style:text-properties style:text-underline-style="solid" style:text-underline-width="auto" style:text-underline-color="font-color" officeooo:rsid="00901099"/>
    </style:style>
    <style:style style:name="T36" style:family="text">
      <style:text-properties style:text-underline-style="solid" style:text-underline-width="auto" style:text-underline-color="font-color" officeooo:rsid="00902e80"/>
    </style:style>
    <style:style style:name="T37" style:family="text">
      <style:text-properties officeooo:rsid="009896b6"/>
    </style:style>
    <style:style style:name="T38" style:family="text">
      <style:text-properties officeooo:rsid="008fce7b"/>
    </style:style>
    <style:style style:name="T39" style:family="text">
      <style:text-properties officeooo:rsid="009080e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N</text:span><text:span text:style-name="T4">om :</text:span></text:p>
      <text:p text:style-name="P9">prénom :</text:p>
      <table:table table:name="Tableau1" table:style-name="Tableau1">
        <table:table-column table:style-name="Tableau1.A"/>
        <table:table-row table:style-name="TableLine94352881784832">
          <table:table-cell table:style-name="Tableau1.A1" office:value-type="string">
            <text:p text:style-name="P3">Exercice 1 : </text:p>
          </table:table-cell>
        </table:table-row>
        <table:table-row table:style-name="Tableau1.2">
          <table:table-cell table:style-name="Tableau1.A2" office:value-type="string">
            <text:p text:style-name="P17"><text:span text:style-name="T16">Quelle est la proportion de dioxygène dans l’air ? <text:s/></text:span><text:span text:style-name="T17">L</text:span><text:span text:style-name="T16">a proportion de dioxygène </text:span><text:span text:style-name="T18">dans l’air </text:span><text:span text:style-name="T17">est de 20 %.</text:span></text:p>
            <text:p text:style-name="P18"><text:span text:style-name="T16">Quelle est la proportion de diazote dans l’air ? <text:s/></text:span><text:span text:style-name="T17">L</text:span><text:span text:style-name="T16">a proportion de di</text:span><text:span text:style-name="T18">azote dans l’air </text:span><text:span text:style-name="T17">est de </text:span><text:span text:style-name="T18">8</text:span><text:span text:style-name="T17">0 %.</text:span></text:p>
            <text:p text:style-name="P4"><text:span text:style-name="T27">1) </text:span>Combien y a t’il de <text:span text:style-name="T6">dioxygène</text:span> dans 0,5 litre d’air ? <text:span text:style-name="T7">Justifier.</text:span></text:p>
            <text:p text:style-name="P14">L’air est composé de 20 % de dioxygène : on multiplie le volume d’air par 20 %: <draw:frame draw:style-name="fr1" draw:name="Objet1" text:anchor-type="as-char" svg:y="-0.619cm" svg:width="2.699cm" svg:height="0.998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, <text:span text:style-name="T28">donc il y a 0,1 litre de dioxygène dans 0,5 litre d’air.</text:span></text:p>
            <text:p text:style-name="P14"/>
            <text:p text:style-name="P16"><text:span text:style-name="T13">2)</text:span><text:span text:style-name="T19"> </text:span><text:span text:style-name="T26">Combien y a t’il de </text:span><text:span text:style-name="T19">di</text:span><text:span text:style-name="T21">azote</text:span><text:span text:style-name="T26"> dans 0,5 litre d’air ?</text:span><text:span text:style-name="T19"> </text:span><text:span text:style-name="T20">Justifier.</text:span></text:p>
            <text:p text:style-name="P15"><text:span text:style-name="T23">L’air est composé de </text:span><text:span text:style-name="T24">8</text:span><text:span text:style-name="T23">0 % </text:span><text:span text:style-name="T24">de diazote : </text:span><text:span text:style-name="T23">on multiplie le volume d’air par </text:span><text:span text:style-name="T25">8</text:span><text:span text:style-name="T23">0 %: </text:span><text:span text:style-name="T23"><draw:frame draw:style-name="fr1" draw:name="Objet2" text:anchor-type="as-char" svg:y="-0.619cm" svg:width="2.713cm" svg:height="0.998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3">,</text:span><text:span text:style-name="T24">donc il y a 0,4 litre de diazote dans 0,5 litre d’air.</text:span></text:p>
            <text:p text:style-name="P15"><text:span text:style-name="T14"/></text:p>
            <text:p text:style-name="P15"><text:span text:style-name="T14">3</text:span><text:span text:style-name="T15">) Combien y a t’il de litre de dioxygène dans 0,362 litre d’air ? </text:span><text:span text:style-name="T22">Justifier.</text:span></text:p>
            <text:p text:style-name="P10"><text:span text:style-name="T8">L’air est composé de 20 % de dioxygène : on multiplie le volume d’air par 20 %: </text:span><text:span text:style-name="T8"><draw:frame draw:style-name="fr1" draw:name="Objet3" text:anchor-type="as-char" svg:y="-0.619cm" svg:width="3.762cm" svg:height="0.99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">, </text:span><text:span text:style-name="T9">donc il y a </text:span><text:span text:style-name="T29">0,0724</text:span><text:span text:style-name="T9"> litre de dioxygène dans 0,362 litre d’air.</text:span></text:p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6"><text:span text:style-name="T10">Lesquels de ces</text:span><text:span text:style-name="T11"> boca</text:span><text:span text:style-name="T10">ux</text:span><text:span text:style-name="T11"> pourrai</text:span><text:span text:style-name="T10">en</text:span><text:span text:style-name="T11">t représenter l’air que l’on respire ? </text:span><text:span text:style-name="T12">Justifie en expliquant comment tu choisis (en une phrase).</text:span></text:p>
            <text:p text:style-name="P5"><draw:g text:anchor-type="paragraph" draw:z-index="0" draw:name="Forme1" draw:style-name="gr1"><draw:custom-shape draw:style-name="gr2" draw:text-style-name="P20" svg:width="3.001cm" svg:height="4.001cm" svg:x="0.619cm" svg:y="1.049cm"><text:p/><draw:enhanced-geometry svg:viewBox="0 0 21600 21600" draw:type="rectangle" draw:enhanced-path="M 0 0 L 21600 0 21600 21600 0 21600 0 0 Z N"/></draw:custom-shape><draw:custom-shape draw:style-name="gr3" draw:text-style-name="P21" svg:width="4cm" svg:height="0.5cm" svg:x="0.12cm" svg:y="0.55cm"><text:p/><draw:enhanced-geometry svg:viewBox="0 0 21600 21600" draw:type="rectangle" draw:enhanced-path="M 0 0 L 21600 0 21600 21600 0 21600 0 0 Z N"/></draw:custom-shape><draw:custom-shape draw:style-name="gr4" draw:text-style-name="P20" svg:width="2.999cm" svg:height="4.001cm" svg:x="5.62cm" svg:y="1.049cm"><text:p/><draw:enhanced-geometry svg:viewBox="0 0 21600 21600" draw:type="rectangle" draw:enhanced-path="M 0 0 L 21600 0 21600 21600 0 21600 0 0 Z N"/></draw:custom-shape><draw:custom-shape draw:style-name="gr5" draw:text-style-name="P21" svg:width="4.001cm" svg:height="0.5cm" svg:x="5.119cm" svg:y="0.55cm"><text:p/><draw:enhanced-geometry svg:viewBox="0 0 21600 21600" draw:type="rectangle" draw:enhanced-path="M 0 0 L 21600 0 21600 21600 0 21600 0 0 Z N"/></draw:custom-shape><draw:custom-shape draw:style-name="gr4" draw:text-style-name="P20" svg:width="2.999cm" svg:height="4.001cm" svg:x="10.22cm" svg:y="1.049cm"><text:p/><draw:enhanced-geometry svg:viewBox="0 0 21600 21600" draw:type="rectangle" draw:enhanced-path="M 0 0 L 21600 0 21600 21600 0 21600 0 0 Z N"/></draw:custom-shape><draw:custom-shape draw:style-name="gr5" draw:text-style-name="P21" svg:width="4.001cm" svg:height="0.5cm" svg:x="9.719cm" svg:y="0.55cm"><text:p/><draw:enhanced-geometry svg:viewBox="0 0 21600 21600" draw:type="rectangle" draw:enhanced-path="M 0 0 L 21600 0 21600 21600 0 21600 0 0 Z N"/></draw:custom-shape><draw:custom-shape draw:style-name="gr2" draw:text-style-name="P20" svg:width="3.001cm" svg:height="4.001cm" svg:x="15.02cm" svg:y="1.049cm"><text:p/><draw:enhanced-geometry svg:viewBox="0 0 21600 21600" draw:type="rectangle" draw:enhanced-path="M 0 0 L 21600 0 21600 21600 0 21600 0 0 Z N"/></draw:custom-shape><draw:custom-shape draw:style-name="gr5" draw:text-style-name="P21" svg:width="4.001cm" svg:height="0.5cm" svg:x="14.519cm" svg:y="0.55cm"><text:p/><draw:enhanced-geometry svg:viewBox="0 0 21600 21600" draw:type="rectangle" draw:enhanced-path="M 0 0 L 21600 0 21600 21600 0 21600 0 0 Z N"/></draw:custom-shape><draw:custom-shape draw:style-name="gr6" draw:text-style-name="P22" svg:width="0.5cm" svg:height="0.652cm" svg:x="1.5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2.97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0.57cm" svg:y="2.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7.6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5.7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6.75cm" svg:y="2.5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7.5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5.77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0.8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0.8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0.871cm" svg:y="3.6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498cm" svg:height="0.652cm" svg:x="11.871cm" svg:y="3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2.4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2.4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1.569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2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0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1.56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2.471cm" svg:y="3.1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2" svg:width="0.5cm" svg:height="0.653cm" svg:x="17.15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2" svg:width="0.5cm" svg:height="0.653cm" svg:x="15.27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6.251cm" svg:y="2.6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498cm" svg:height="0.652cm" svg:x="17.071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5cm" svg:height="0.652cm" svg:x="15.27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2" svg:width="0.5cm" svg:height="0.5cm" svg:x="2.57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02cm" svg:height="0.502cm" svg:x="2.57cm" svg:y="2.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02cm" svg:height="0.5cm" svg:x="1.469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cm" svg:height="0.502cm" svg:x="6.571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02cm" svg:height="0.502cm" svg:x="11.569cm" svg:y="2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02cm" svg:height="0.5cm" svg:x="10.67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cm" svg:height="0.5cm" svg:x="10.271cm" svg:y="3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02cm" svg:height="0.502cm" svg:x="17.17cm" svg:y="4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cm" svg:height="0.5cm" svg:x="15.171cm" svg:y="4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cm" svg:height="0.5cm" svg:x="15.672cm" svg:y="3.4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2" svg:width="0.5cm" svg:height="0.5cm" svg:x="16.274cm" svg:y="1.70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2">Les triangles sont moins nombreux que les ronds, on va supposer qu’ils représentent le dioxygène.</text:p>
            <text:p text:style-name="P13">Ils représentent le dioxygène si leur proportion est 20 %.</text:p>
            <text:p text:style-name="P19">Dans le bocal 1 : il y a 3 triangles pour 6 particules au total, proportion de <draw:frame draw:style-name="fr1" draw:name="Objet4" text:anchor-type="as-char" svg:y="-0.619cm" svg:width="2.344cm" svg:height="0.99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, <text:span text:style-name="T32">donc le bocal 1 ne peut représenter l’air que l’on respire.</text:span></text:p>
            <text:p text:style-name="P12"><text:span text:style-name="T33">bocal </text:span><text:span text:style-name="T34">2</text:span><text:span text:style-name="T33"> </text:span>: <text:span text:style-name="T32">1</text:span> triangle pour 6 particules, proportion de <draw:frame draw:style-name="fr1" draw:name="Objet5" text:anchor-type="as-char" svg:y="-0.619cm" svg:width="2.016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, <text:span text:style-name="T32">donc </text:span><text:span text:style-name="T37">ne représente pas</text:span><text:span text:style-name="T32">.</text:span></text:p>
            <text:p text:style-name="P12"><text:span text:style-name="T33">bocal </text:span><text:span text:style-name="T35">3</text:span><text:span text:style-name="T33"> </text:span>: <text:span text:style-name="T38">3 </text:span>triangles pour <text:span text:style-name="T38">13</text:span> particules , proportion de <draw:frame draw:style-name="fr1" draw:name="Objet6" text:anchor-type="as-char" svg:y="-0.619cm" svg:width="1.901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32">donc </text:span><text:span text:style-name="T37">ne représente pas</text:span><text:span text:style-name="T32">.</text:span></text:p>
            <text:p text:style-name="P12"><text:span text:style-name="T33">bocal </text:span><text:span text:style-name="T36">4</text:span><text:span text:style-name="T33"> </text:span>: <text:span text:style-name="T39">4 </text:span>triangles pour <text:span text:style-name="T39">9</text:span> particules , proportion de <draw:frame draw:style-name="fr1" draw:name="Objet7" text:anchor-type="as-char" svg:y="-0.619cm" svg:width="2.05cm" svg:height="0.998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, <text:span text:style-name="T32">donc </text:span><text:span text:style-name="T37">ne représente pas</text:span><text:span text:style-name="T32">.</text:span></text:p>
            <text:p text:style-name="P11">Finalement aucun bocal ne peut représenter l’air que l’on respire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2</text:span><text:span text:style-name="MT1"><text:tab/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3M50S</meta:editing-duration>
    <meta:editing-cycles>35</meta:editing-cycles>
    <meta:generator>LibreOffice/7.0.3.1$Linux_X86_64 LibreOffice_project/00$Build-1</meta:generator>
    <meta:creation-date>2020-12-08T10:45:00.334117409</meta:creation-date>
    <meta:initial-creator>J Cercy</meta:initial-creator>
    <dc:date>2020-12-18T00:37:30.871301031</dc:date>
    <dc:creator>J Cercy</dc:creator>
    <meta:document-statistic meta:table-count="1" meta:image-count="0" meta:object-count="7" meta:page-count="1" meta:paragraph-count="21" meta:word-count="312" meta:character-count="1631" meta:non-whitespace-character-count="1311"/>
  </office:meta>
</office:document-meta>
</file>

<file path=Object 1/content.xml><?xml version="1.0" encoding="utf-8"?>
<math xmlns="http://www.w3.org/1998/Math/MathML" display="block">
  <semantics>
    <mrow>
      <mrow>
        <mn>0,5</mn>
        <mo stretchy="false">×</mo>
        <mfrac>
          <mn>80</mn>
          <mn>100</mn>
        </mfrac>
      </mrow>
      <mo stretchy="false">=</mo>
      <mn>0,4</mn>
    </mrow>
    <annotation encoding="StarMath 5.0">{0,5 } times {{80} over {100}}=0,4</annotation>
  </semantics>
</math>
</file>

<file path=Object 2/content.xml><?xml version="1.0" encoding="utf-8"?>
<math xmlns="http://www.w3.org/1998/Math/MathML" display="block">
  <semantics>
    <mrow>
      <mrow>
        <mn>0,5</mn>
        <mo stretchy="false">×</mo>
        <mfrac>
          <mn>20</mn>
          <mn>100</mn>
        </mfrac>
      </mrow>
      <mo stretchy="false">=</mo>
      <mn>0,1</mn>
    </mrow>
    <annotation encoding="StarMath 5.0">{0,5 } times {{20} over {100}}=0,1</annotation>
  </semantics>
</math>
</file>

<file path=Object 3/content.xml><?xml version="1.0" encoding="utf-8"?>
<math xmlns="http://www.w3.org/1998/Math/MathML" display="block">
  <semantics>
    <mrow>
      <mrow>
        <mn>0,362</mn>
        <mo stretchy="false">×</mo>
        <mfrac>
          <mn>20</mn>
          <mn>100</mn>
        </mfrac>
      </mrow>
      <mo stretchy="false">=</mo>
      <mn>0,0724</mn>
    </mrow>
    <annotation encoding="StarMath 5.0">{0,362 } times {{20} over {100}}=0,0724</annotation>
  </semantics>
</math>
</file>

<file path=Object 4/content.xml><?xml version="1.0" encoding="utf-8"?>
<math xmlns="http://www.w3.org/1998/Math/MathML" display="block">
  <semantics>
    <mrow>
      <mrow>
        <mfrac>
          <mn>3</mn>
          <mn>6</mn>
        </mfrac>
        <mo stretchy="false">=</mo>
        <mfrac>
          <mn>1</mn>
          <mn>2</mn>
        </mfrac>
        <mo stretchy="false">=</mo>
        <mn>50</mn>
      </mrow>
      <mtext>%</mtext>
    </mrow>
    <annotation encoding="StarMath 5.0">3 over 6 =1 over 2 =50%</annotation>
  </semantics>
</math>
</file>

<file path=Object 5/content.xml><?xml version="1.0" encoding="utf-8"?>
<math xmlns="http://www.w3.org/1998/Math/MathML" display="block">
  <semantics>
    <mrow>
      <mrow>
        <mfrac>
          <mn>1</mn>
          <mn>6</mn>
        </mfrac>
        <mo stretchy="false">=</mo>
        <mn>16,7</mn>
      </mrow>
      <mtext>%</mtext>
    </mrow>
    <annotation encoding="StarMath 5.0">1 over 6 =16,7%</annotation>
  </semantics>
</math>
</file>

<file path=Object 6/content.xml><?xml version="1.0" encoding="utf-8"?>
<math xmlns="http://www.w3.org/1998/Math/MathML" display="block">
  <semantics>
    <mrow>
      <mrow>
        <mfrac>
          <mn>3</mn>
          <mn>13</mn>
        </mfrac>
        <mo stretchy="false">=</mo>
        <mn>23</mn>
      </mrow>
      <mtext>%</mtext>
    </mrow>
    <annotation encoding="StarMath 5.0">3 over 13 =23%</annotation>
  </semantics>
</math>
</file>

<file path=Object 7/content.xml><?xml version="1.0" encoding="utf-8"?>
<math xmlns="http://www.w3.org/1998/Math/MathML" display="block">
  <semantics>
    <mrow>
      <mrow>
        <mfrac>
          <mn>4</mn>
          <mn>9</mn>
        </mfrac>
        <mo stretchy="false">=</mo>
        <mn>44,4</mn>
      </mrow>
      <mtext>%</mtext>
    </mrow>
    <annotation encoding="StarMath 5.0">4 over 9 = 44,4%</annotation>
  </semantics>
</math>
</file>